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7e0021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7e0021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7e002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8" office:value-type="string" calcext:value-type="string">
            <text:p>Correct</text:p>
          </table:table-cell>
          <table:table-cell table:style-name="ce11" table:number-columns-repeated="8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2" office:value-type="string" calcext:value-type="string">
            <text:p>clirr</text:p>
          </table:table-cell>
          <table:table-cell table:style-name="ce2" office:value-type="string" calcext:value-type="string">
            <text:p>jacc</text:p>
          </table:table-cell>
          <table:table-cell table:style-name="ce2" office:value-type="string" calcext:value-type="string">
            <text:p>japicc</text:p>
          </table:table-cell>
          <table:table-cell table:style-name="ce2" office:value-type="string" calcext:value-type="string">
            <text:p>japiChecker</text:p>
          </table:table-cell>
          <table:table-cell table:style-name="ce2" office:value-type="string" calcext:value-type="string">
            <text:p>japicmp</text:p>
          </table:table-cell>
          <table:table-cell table:style-name="ce2" office:value-type="string" calcext:value-type="string">
            <text:p>japitool</text:p>
          </table:table-cell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revapi</text:p>
          </table:table-cell>
          <table:table-cell table:style-name="ce2" office:value-type="string" calcext:value-type="string">
            <text:p>sigtest</text:p>
          </table:table-cell>
        </table:table-row>
        <table:table-row table:style-name="ro2">
          <table:table-cell table:style-name="Default" office:value-type="string" calcext:value-type="string">
            <text:p>accessModifierClazz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I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9" table:formula="of:= IF([.J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9" table:formula="of:= IF([.K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accessModifierClazzConstructor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I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9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accessModifierClazzField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I5] = 1; IF(OR([.$B5] = 0; [.$C5] = 0); &quot;true&quot;; &quot;false&quot;);  IF(AND([.$B5] = 1; [.$C5] = 1); &quot;true&quot;;&quot;false&quot;))" office:value-type="string" office:string-value="false" calcext:value-type="string">
            <text:p>false</text:p>
          </table:table-cell>
          <table:table-cell table:style-name="ce9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accessModifierClazzMethod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I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9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accessModifierClazzNestedClazz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I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9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accessModifierClazzNestedIfazeAccessDecrea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F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9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I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9" table:formula="of:= IF([.J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ConstructorParam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I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9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ConstructorParamGener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I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9" table:formula="of:= IF([.J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ConstructorParam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I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9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ConstructorParam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I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9" table:formula="of:= IF([.J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ConstructorParam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I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9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ConstructorParam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I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9" table:formula="of:= IF([.J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ConstructorParamWiden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I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9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Field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I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9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Field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I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9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Field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I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9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FieldNarrow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I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9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Field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I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9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Field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I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9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Field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I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9" table:formula="of:= IF([.J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Param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I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9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ParamGener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I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9" table:formula="of:= IF([.J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Param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I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9" table:formula="of:= IF([.J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Param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I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9" table:formula="of:= IF([.J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Param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I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9" table:formula="of:= IF([.J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Param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I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9" table:formula="of:= IF([.J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ParamWiden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I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9" table:formula="of:= IF([.J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ReturnType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I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9" table:formula="of:= IF([.J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ReturnType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I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9" table:formula="of:= IF([.J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ReturnType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I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9" table:formula="of:= IF([.J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ReturnTypeNarrow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I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9" table:formula="of:= IF([.J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ReturnType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I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9" table:formula="of:= IF([.J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ReturnType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I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9" table:formula="of:= IF([.J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ClazzMethodReturnType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I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9" table:formula="of:= IF([.J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Constant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9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I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9" table:formula="of:= IF([.J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Constant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9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I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9" table:formula="of:= IF([.J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9" table:formula="of:= IF([.K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Constant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9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I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9" table:formula="of:= IF([.J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Constant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9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I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9" table:formula="of:= IF([.J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9" table:formula="of:= IF([.K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ConstantWiden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9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I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9" table:formula="of:= IF([.J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Param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I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9" table:formula="of:= IF([.J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Param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I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9" table:formula="of:= IF([.J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Param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I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9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Param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I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9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Param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I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9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ParamUn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I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9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Param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I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9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ReturnType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H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I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9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ReturnTypeGener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F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I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9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ReturnTypeMut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F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I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9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ReturnTypeNarrow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G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H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I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9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ReturnTypeSpecializ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F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I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9" table:formula="of:= IF([.J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ReturnTypeUnbox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F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I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9" table:formula="of:= IF([.J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dataTypeIfazeMethodReturnTypeWidening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F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I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9" table:formula="of:= IF([.J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exceptionClazzMethodThrowChecked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9" table:formula="of:= IF([.E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9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I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9" table:formula="of:= IF([.J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exceptionClazzMethodThrowChecked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9" table:formula="of:= IF([.E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9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I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9" table:formula="of:= IF([.J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exceptionClazzMethodThrowChecked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9" table:formula="of:= IF([.E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9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I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9" table:formula="of:= IF([.J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exceptionClazzMethodThrowChecked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9" table:formula="of:= IF([.E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9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 table:formula="of:= IF([.I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9" table:formula="of:= IF([.J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9" table:formula="of:= IF([.K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exceptionClazzMethodThrowCheckedToTryCatc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9" table:formula="of:= IF([.E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9" table:formula="of:= IF([.F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I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9" table:formula="of:= IF([.J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exceptionClazzMethodThrowUnchecked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9" table:formula="of:= IF([.E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9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 table:formula="of:= IF([.I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9" table:formula="of:= IF([.J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9" table:formula="of:= IF([.K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exceptionClazzMethodTryCatchToThrowChecke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9" table:formula="of:= IF([.E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9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I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9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Constructor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E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F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G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H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I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J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9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9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Constructor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E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F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H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I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J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9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9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Constructor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E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F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G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H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I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J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9" table:formula="of:= IF([.K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9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Constructor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E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G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H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I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J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9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9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Constructor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E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F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H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I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J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9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9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Constructor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E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F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G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H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I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J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9" table:formula="of:= IF([.K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9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Method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E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F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G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H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I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J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9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9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Method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E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F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G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H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I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J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9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9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Method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E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F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G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H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I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J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9" table:formula="of:= IF([.K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9" table:formula="of:= IF([.L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Method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E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F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G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H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I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J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9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9" table:formula="of:= IF([.L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Method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E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F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G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H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I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J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9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9" table:formula="of:= IF([.L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Method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E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F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G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H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I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J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9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9" table:formula="of:= IF([.L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E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9" table:formula="of:= IF([.G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H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I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J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9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9" table:formula="of:= IF([.L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E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F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G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H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I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J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9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9" table:formula="of:= IF([.L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E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F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G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H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I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J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9" table:formula="of:= IF([.K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9" table:formula="of:= IF([.L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E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F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G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H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I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J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9" table:formula="of:= IF([.K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9" table:formula="of:= IF([.L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F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9" table:formula="of:= IF([.G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H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I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J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9" table:formula="of:= IF([.K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9" table:formula="of:= IF([.L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Clazz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E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F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9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H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I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J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9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9" table:formula="of:= IF([.L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E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F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H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I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J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9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9" table:formula="of:= IF([.L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E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H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I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J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9" table:formula="of:= IF([.K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9" table:formula="of:= IF([.L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E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F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G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H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I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J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9" table:formula="of:= IF([.K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9" table:formula="of:= IF([.L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Bounds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E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F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G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H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I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J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9" table:formula="of:= IF([.K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9" table:formula="of:= IF([.L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Bounds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E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F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G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H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I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J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9" table:formula="of:= IF([.K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9" table:formula="of:= IF([.L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E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F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G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H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I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J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9" table:formula="of:= IF([.K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9" table:formula="of:= IF([.L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E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G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H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I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J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9" table:formula="of:= IF([.K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9" table:formula="of:= IF([.L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E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F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G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H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I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J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9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9" table:formula="of:= IF([.L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E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F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G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H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I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J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9" table:formula="of:= IF([.K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9" table:formula="of:= IF([.L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Method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E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F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G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H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I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J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9" table:formula="of:= IF([.K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9" table:formula="of:= IF([.L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E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F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G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H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I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J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9" table:formula="of:= IF([.K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9" table:formula="of:= IF([.L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E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F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G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H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I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J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9" table:formula="of:= IF([.K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9" table:formula="of:= IF([.L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E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F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G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H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I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J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9" table:formula="of:= IF([.K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9" table:formula="of:= IF([.L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E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F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G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H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I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J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9" table:formula="of:= IF([.K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9" table:formula="of:= IF([.L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E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F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G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H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I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J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9" table:formula="of:= IF([.K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9" table:formula="of:= IF([.L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Ifaze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E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F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G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H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I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J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9" table:formula="of:= IF([.K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9" table:formula="of:= IF([.L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E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9" table:formula="of:= IF([.F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G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H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I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J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9" table:formula="of:= IF([.K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9" table:formula="of:= IF([.L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Low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E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9" table:formula="of:= IF([.F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G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H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I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J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9" table:formula="of:= IF([.K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9" table:formula="of:= IF([.L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Lower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E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9" table:formula="of:= IF([.F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G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H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I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J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9" table:formula="of:= IF([.K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9" table:formula="of:= IF([.L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Low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E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9" table:formula="of:= IF([.F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G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H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I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J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9" table:formula="of:= IF([.K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9" table:formula="of:= IF([.L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LowerBoundsToUpp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E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9" table:formula="of:= IF([.F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G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H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I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J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9" table:formula="of:= IF([.K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9" table:formula="of:= IF([.L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Upp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E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9" table:formula="of:= IF([.F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G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H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I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J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9" table:formula="of:= IF([.K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9" table:formula="of:= IF([.L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Upp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E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9" table:formula="of:= IF([.F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G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H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I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J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9" table:formula="of:= IF([.K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9" table:formula="of:= IF([.L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Upper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E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9" table:formula="of:= IF([.F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G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H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I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J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9" table:formula="of:= IF([.K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9" table:formula="of:= IF([.L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ConstructorParamUpperBoundsToLow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E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9" table:formula="of:= IF([.F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G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H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I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J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9" table:formula="of:= IF([.K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9" table:formula="of:= IF([.L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E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9" table:formula="of:= IF([.F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G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H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I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J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9" table:formula="of:= IF([.K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9" table:formula="of:= IF([.L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Low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E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9" table:formula="of:= IF([.F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G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H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I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J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9" table:formula="of:= IF([.K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9" table:formula="of:= IF([.L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Lower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E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9" table:formula="of:= IF([.F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G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H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I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J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9" table:formula="of:= IF([.K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9" table:formula="of:= IF([.L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Low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E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9" table:formula="of:= IF([.F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G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H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I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J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9" table:formula="of:= IF([.K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9" table:formula="of:= IF([.L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LowerBoundsToUpp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E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9" table:formula="of:= IF([.F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G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H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I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J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9" table:formula="of:= IF([.K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9" table:formula="of:= IF([.L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Upp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E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9" table:formula="of:= IF([.F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G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H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I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J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9" table:formula="of:= IF([.K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9" table:formula="of:= IF([.L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Upper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E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9" table:formula="of:= IF([.F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G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H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I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J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9" table:formula="of:= IF([.K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9" table:formula="of:= IF([.L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genericsWildcardsClazzMethodParamUpperBoundsToLow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E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9" table:formula="of:= IF([.F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G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H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I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J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9" table:formula="of:= IF([.K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9" table:formula="of:= IF([.L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inheritanceClazzContractSuperClassSe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E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F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G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H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I114] = 1; IF(OR([.$B114] = 0; [.$C114] = 0); &quot;true&quot;; &quot;false&quot;);  IF(AND([.$B114] = 1; [.$C114] = 1); &quot;true&quot;;&quot;false&quot;))" office:value-type="string" office:string-value="false" calcext:value-type="string">
            <text:p>false</text:p>
          </table:table-cell>
          <table:table-cell table:style-name="ce9" table:formula="of:= IF([.J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K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L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inheritanceClazzMethodMovedFromSuperClas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E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F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G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H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I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9" table:formula="of:= IF([.J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9" table:formula="of:= IF([.K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L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inheritanceClazzStopInheri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E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F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G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H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I116] = 1; IF(OR([.$B116] = 0; [.$C116] = 0); &quot;true&quot;; &quot;false&quot;);  IF(AND([.$B116] = 1; [.$C116] = 1); &quot;true&quot;;&quot;false&quot;))" office:value-type="string" office:string-value="false" calcext:value-type="string">
            <text:p>false</text:p>
          </table:table-cell>
          <table:table-cell table:style-name="ce9" table:formula="of:= IF([.J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K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L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inheritanceIfazeContractSuperinterfaceSe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E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F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G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H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I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9" table:formula="of:= IF([.J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9" table:formula="of:= IF([.K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L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inheritanceIfazeExpandSuperinterfaceSe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9" table:formula="of:= IF([.E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F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G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H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I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9" table:formula="of:= IF([.J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9" table:formula="of:= IF([.K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L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inheritanceIfazeStartInheri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E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9" table:formula="of:= IF([.F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G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H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9" table:formula="of:= IF([.I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J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K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9" table:formula="of:= IF([.L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inheritanceIfazeStopInheri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E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F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9" table:formula="of:= IF([.G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H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I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9" table:formula="of:= IF([.J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K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L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Constructor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E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F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G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H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I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9" table:formula="of:= IF([.J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9" table:formula="of:= IF([.K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L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ConstructorParamAd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E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F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G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H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I122] = 1; IF(OR([.$B122] = 0; [.$C122] = 0); &quot;true&quot;; &quot;false&quot;);  IF(AND([.$B122] = 1; [.$C122] = 1); &quot;true&quot;;&quot;false&quot;))" office:value-type="string" office:string-value="false" calcext:value-type="string">
            <text:p>false</text:p>
          </table:table-cell>
          <table:table-cell table:style-name="ce9" table:formula="of:= IF([.J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K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L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ConstructorParam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E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F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G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H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I123] = 1; IF(OR([.$B123] = 0; [.$C123] = 0); &quot;true&quot;; &quot;false&quot;);  IF(AND([.$B123] = 1; [.$C123] = 1); &quot;true&quot;;&quot;false&quot;))" office:value-type="string" office:string-value="false" calcext:value-type="string">
            <text:p>false</text:p>
          </table:table-cell>
          <table:table-cell table:style-name="ce9" table:formula="of:= IF([.J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K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L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FieldConstan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E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F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G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H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I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9" table:formula="of:= IF([.J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9" table:formula="of:= IF([.K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L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Field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E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F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G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H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I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9" table:formula="of:= IF([.J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9" table:formula="of:= IF([.K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L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MethodAbstract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E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F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G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9" table:formula="of:= IF([.H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I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9" table:formula="of:= IF([.J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K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L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MethodAbstrac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E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F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G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H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I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9" table:formula="of:= IF([.J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9" table:formula="of:= IF([.K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L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Method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E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F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G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H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I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9" table:formula="of:= IF([.J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9" table:formula="of:= IF([.K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L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MethodParamAd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E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F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G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H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I129] = 1; IF(OR([.$B129] = 0; [.$C129] = 0); &quot;true&quot;; &quot;false&quot;);  IF(AND([.$B129] = 1; [.$C129] = 1); &quot;true&quot;;&quot;false&quot;))" office:value-type="string" office:string-value="false" calcext:value-type="string">
            <text:p>false</text:p>
          </table:table-cell>
          <table:table-cell table:style-name="ce9" table:formula="of:= IF([.J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K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L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MethodParam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E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F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G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H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I130] = 1; IF(OR([.$B130] = 0; [.$C130] = 0); &quot;true&quot;; &quot;false&quot;);  IF(AND([.$B130] = 1; [.$C130] = 1); &quot;true&quot;;&quot;false&quot;))" office:value-type="string" office:string-value="false" calcext:value-type="string">
            <text:p>false</text:p>
          </table:table-cell>
          <table:table-cell table:style-name="ce9" table:formula="of:= IF([.J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K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L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NestedClazz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E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F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G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H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I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9" table:formula="of:= IF([.J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9" table:formula="of:= IF([.K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L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ClazzNestedIfaze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E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F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9" table:formula="of:= IF([.G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H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I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9" table:formula="of:= IF([.J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9" table:formula="of:= IF([.K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L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IfazeConstan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E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F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9" table:formula="of:= IF([.G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H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I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9" table:formula="of:= IF([.J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9" table:formula="of:= IF([.K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L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IfazeMethod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E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F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G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9" table:formula="of:= IF([.H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I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9" table:formula="of:= IF([.J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K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L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IfazeMethodDefault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E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F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G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H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I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9" table:formula="of:= IF([.J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9" table:formula="of:= IF([.K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L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IfazeMethod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E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F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G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H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I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9" table:formula="of:= IF([.J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9" table:formula="of:= IF([.K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L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IfazeMethodParam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E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F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G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H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I137] = 1; IF(OR([.$B137] = 0; [.$C137] = 0); &quot;true&quot;; &quot;false&quot;);  IF(AND([.$B137] = 1; [.$C137] = 1); &quot;true&quot;;&quot;false&quot;))" office:value-type="string" office:string-value="false" calcext:value-type="string">
            <text:p>false</text:p>
          </table:table-cell>
          <table:table-cell table:style-name="ce9" table:formula="of:= IF([.J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K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L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IfazeMethod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E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F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G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H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I138] = 1; IF(OR([.$B138] = 0; [.$C138] = 0); &quot;true&quot;; &quot;false&quot;);  IF(AND([.$B138] = 1; [.$C138] = 1); &quot;true&quot;;&quot;false&quot;))" office:value-type="string" office:string-value="false" calcext:value-type="string">
            <text:p>false</text:p>
          </table:table-cell>
          <table:table-cell table:style-name="ce9" table:formula="of:= IF([.J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K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L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embersIfazeNestedIfaze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E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F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9" table:formula="of:= IF([.G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H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I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9" table:formula="of:= IF([.J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9" table:formula="of:= IF([.K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L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ClazzNonAbstractToAbstrac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E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F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G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H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I140] = 1; IF(OR([.$B140] = 0; [.$C140] = 0); &quot;true&quot;; &quot;false&quot;);  IF(AND([.$B140] = 1; [.$C140] = 1); &quot;true&quot;;&quot;false&quot;))" office:value-type="string" office:string-value="false" calcext:value-type="string">
            <text:p>false</text:p>
          </table:table-cell>
          <table:table-cell table:style-name="ce9" table:formula="of:= IF([.J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K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L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ClazzNonFinalToFin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E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F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G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H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I141] = 1; IF(OR([.$B141] = 0; [.$C141] = 0); &quot;true&quot;; &quot;false&quot;);  IF(AND([.$B141] = 1; [.$C141] = 1); &quot;true&quot;;&quot;false&quot;))" office:value-type="string" office:string-value="false" calcext:value-type="string">
            <text:p>false</text:p>
          </table:table-cell>
          <table:table-cell table:style-name="ce9" table:formula="of:= IF([.J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K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L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FieldNonFinalToFin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E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F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G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9" table:formula="of:= IF([.H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I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9" table:formula="of:= IF([.J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K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L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FieldNonStaticToSta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E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F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G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H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I143] = 1; IF(OR([.$B143] = 0; [.$C143] = 0); &quot;true&quot;; &quot;false&quot;);  IF(AND([.$B143] = 1; [.$C143] = 1); &quot;true&quot;;&quot;false&quot;))" office:value-type="string" office:string-value="false" calcext:value-type="string">
            <text:p>false</text:p>
          </table:table-cell>
          <table:table-cell table:style-name="ce9" table:formula="of:= IF([.J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K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L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FieldStaticToNon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E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F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G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H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I144] = 1; IF(OR([.$B144] = 0; [.$C144] = 0); &quot;true&quot;; &quot;false&quot;);  IF(AND([.$B144] = 1; [.$C144] = 1); &quot;true&quot;;&quot;false&quot;))" office:value-type="string" office:string-value="false" calcext:value-type="string">
            <text:p>false</text:p>
          </table:table-cell>
          <table:table-cell table:style-name="ce9" table:formula="of:= IF([.J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K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L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MethodNonAbstractToAbstrac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E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9" table:formula="of:= IF([.F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9" table:formula="of:= IF([.G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H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9" table:formula="of:= IF([.I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J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K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9" table:formula="of:= IF([.L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MethodNonFinalToFin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E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F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G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H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I146] = 1; IF(OR([.$B146] = 0; [.$C146] = 0); &quot;true&quot;; &quot;false&quot;);  IF(AND([.$B146] = 1; [.$C146] = 1); &quot;true&quot;;&quot;false&quot;))" office:value-type="string" office:string-value="false" calcext:value-type="string">
            <text:p>false</text:p>
          </table:table-cell>
          <table:table-cell table:style-name="ce9" table:formula="of:= IF([.J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K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L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MethodNonNativeToNativ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table:formula="of:= IF([.D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E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F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G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H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I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J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K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L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table:style-name="Default" office:value-type="string" calcext:value-type="string">
            <text:p>modifierMethodNonStaticToSta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9" table:formula="of:= IF([.E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F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G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9" table:formula="of:= IF([.H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I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9" table:formula="of:= IF([.J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K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L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MethodStaticToNon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9" table:formula="of:= IF([.E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F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G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9" table:formula="of:= IF([.H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I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9" table:formula="of:= IF([.J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K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L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MethodStrictfpToNonStrictf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table:formula="of:= IF([.D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E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F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G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H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I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J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K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L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table:style-name="Default" office:value-type="string" calcext:value-type="string">
            <text:p>modifierNestedClazzNonStaticTo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E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F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G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H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I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9" table:formula="of:= IF([.J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9" table:formula="of:= IF([.K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L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modifierNestedClazzStaticToNonStati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E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F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G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H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I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9" table:formula="of:= IF([.J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9" table:formula="of:= IF([.K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L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otherClazz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E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F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G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H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I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9" table:formula="of:= IF([.J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9" table:formula="of:= IF([.K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L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otherClazzToIfa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E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F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G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H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I154] = 1; IF(OR([.$B154] = 0; [.$C154] = 0); &quot;true&quot;; &quot;false&quot;);  IF(AND([.$B154] = 1; [.$C154] = 1); &quot;true&quot;;&quot;false&quot;))" office:value-type="string" office:string-value="false" calcext:value-type="string">
            <text:p>false</text:p>
          </table:table-cell>
          <table:table-cell table:style-name="ce9" table:formula="of:= IF([.J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K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L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otherIfazeDelet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E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F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9" table:formula="of:= IF([.G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H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I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9" table:formula="of:= IF([.J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9" table:formula="of:= IF([.K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L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otherIfazeToClas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table:formula="of:= IF([.D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E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F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G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H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I156] = 1; IF(OR([.$B156] = 0; [.$C156] = 0); &quot;true&quot;; &quot;false&quot;);  IF(AND([.$B156] = 1; [.$C156] = 1); &quot;true&quot;;&quot;false&quot;))" office:value-type="string" office:string-value="false" calcext:value-type="string">
            <text:p>false</text:p>
          </table:table-cell>
          <table:table-cell table:style-name="ce9" table:formula="of:= IF([.J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K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L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Number of Correct</text:p>
          </table:table-cell>
          <table:table-cell table:style-name="ce5" table:number-columns-repeated="2"/>
          <table:table-cell table:style-name="ce7" office:value-type="string" calcext:value-type="string">
            <text:p>=</text:p>
          </table:table-cell>
          <table:table-cell table:style-name="ce7" table:number-columns-repeated="8"/>
          <table:table-cell table:style-name="ce10" table:formula="of:=COUNTIF([.M3:.M156];&quot;true&quot;)" office:value-type="float" office:value="89" calcext:value-type="float">
            <text:p>89</text:p>
          </table:table-cell>
          <table:table-cell table:style-name="ce10" table:formula="of:=COUNTIF([.N3:.N156];&quot;true&quot;)" office:value-type="float" office:value="111" calcext:value-type="float">
            <text:p>111</text:p>
          </table:table-cell>
          <table:table-cell table:style-name="ce10" table:formula="of:=COUNTIF([.O3:.O156];&quot;true&quot;)" office:value-type="float" office:value="92" calcext:value-type="float">
            <text:p>92</text:p>
          </table:table-cell>
          <table:table-cell table:style-name="ce10" table:formula="of:=COUNTIF([.P3:.P156];&quot;true&quot;)" office:value-type="float" office:value="94" calcext:value-type="float">
            <text:p>94</text:p>
          </table:table-cell>
          <table:table-cell table:style-name="ce10" table:formula="of:=COUNTIF([.Q3:.Q156];&quot;true&quot;)" office:value-type="float" office:value="101" calcext:value-type="float">
            <text:p>101</text:p>
          </table:table-cell>
          <table:table-cell table:style-name="ce10" table:formula="of:=COUNTIF([.R3:.R156];&quot;true&quot;)" office:value-type="float" office:value="0" calcext:value-type="float">
            <text:p>0</text:p>
          </table:table-cell>
          <table:table-cell table:style-name="ce10" table:formula="of:=COUNTIF([.S3:.S156];&quot;true&quot;)" office:value-type="float" office:value="127" calcext:value-type="float">
            <text:p>127</text:p>
          </table:table-cell>
          <table:table-cell table:style-name="ce10" table:formula="of:=COUNTIF([.T3:.T156];&quot;true&quot;)" office:value-type="float" office:value="152" calcext:value-type="float">
            <text:p>152</text:p>
          </table:table-cell>
          <table:table-cell table:style-name="ce10" table:formula="of:=COUNTIF([.U3:.U156];&quot;true&quot;)" office:value-type="float" office:value="152" calcext:value-type="float">
            <text:p>15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OLD data (no data filtering)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</table:table-row>
        <table:table-row table:style-name="ro2" table:number-rows-repeated="1048417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4:26:30.058852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14:38:50.342584048</dc:date>
    <meta:generator>LibreOffice/4.2.8.2$Linux_X86_64 LibreOffice_project/420m0$Build-2</meta:generator>
    <meta:editing-duration>PT1H38M2S</meta:editing-duration>
    <meta:editing-cycles>5</meta:editing-cycles>
    <meta:document-statistic meta:table-count="1" meta:cell-count="3279" meta:object-count="0"/>
  </office:meta>
</office:document-meta>
</file>